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217836"/>
    </style:style>
    <style:style style:name="P2" style:family="paragraph" style:parent-style-name="Standard">
      <style:text-properties officeooo:rsid="00229600" officeooo:paragraph-rsid="00229600"/>
    </style:style>
    <style:style style:name="P3" style:family="paragraph" style:parent-style-name="Standard">
      <style:text-properties officeooo:rsid="00229600" officeooo:paragraph-rsid="0023bc5f"/>
    </style:style>
    <style:style style:name="P4" style:family="paragraph" style:parent-style-name="Standard">
      <style:text-properties officeooo:paragraph-rsid="00245896"/>
    </style:style>
    <style:style style:name="P5" style:family="paragraph" style:parent-style-name="Standard">
      <style:text-properties officeooo:rsid="0024ac72" officeooo:paragraph-rsid="0024ac72"/>
    </style:style>
    <style:style style:name="T1" style:family="text">
      <style:text-properties officeooo:rsid="001f8be3"/>
    </style:style>
    <style:style style:name="T2" style:family="text">
      <style:text-properties officeooo:rsid="0020743f"/>
    </style:style>
    <style:style style:name="T3" style:family="text">
      <style:text-properties officeooo:rsid="00217836"/>
    </style:style>
    <style:style style:name="T4" style:family="text">
      <style:text-properties officeooo:rsid="00229600"/>
    </style:style>
    <style:style style:name="T5" style:family="text">
      <style:text-properties officeooo:rsid="0023bc5f"/>
    </style:style>
    <style:style style:name="T6" style:family="text">
      <style:text-properties officeooo:rsid="00245896"/>
    </style:style>
    <style:style style:name="T7" style:family="text">
      <style:text-properties officeooo:rsid="0024ac72"/>
    </style:style>
    <style:style style:name="T8" style:family="text">
      <style:text-properties officeooo:rsid="00251c5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Funcionalidades</text:span></text:p>
      <text:p text:style-name="Standard"/>
      <text:p text:style-name="Standard"><text:span text:style-name="T1">-Função “edit_info”, esta função pertence a interface, e nela é possível adicionar ou remover informacoes dos projetos ou atividades. São passados como parametros um objeto de ediçaõ e um array list de todos os objetos do mesmo tipo já criados. É chamada a funçao “search” também pertencente a interface, à qual busca o objeto desejado, feito isso, é solicitado que se scolha qual estrura deseja editar, na atividade ou no projeto, caso a edição seja apenas numa variavel, muda-se seu representante, ou caso seja numa lista de elementos presente numa das classes, navegamos no array list, realiza-se a mudança e atualiza as classes dependentes.</text:span></text:p>
      <text:p text:style-name="Standard"/>
      <text:p text:style-name="Standard">-<text:span text:style-name="T1">Função “assoc_user”, esta funcao pertence a interface, e nela é possível associar um usuario a uma nova atividade, ou a um novo projeto, tal funcao recebe como parametro a pessoa, uma atividade ou <text:s/>projeto, e uma lista de atividades ou projetos. Feito isso, o usuario desejado será vinvulado ao objeto desejado, atraves da navegacao na lista dos objetos e inseriondo-o, atualizando assim a lista e o usuario com sua nova participacao.</text:span></text:p>
      <text:p text:style-name="Standard"/>
      <text:p text:style-name="Standard">-<text:span text:style-name="T2">Funcao <text:s/>“edit status”, esta funcao encontra-se na classe projeto, ela é responsavel em alterar o status do mesmo, é baseada se as informacoes estao totalmente prenchidas. Tal checagem é feita atraves da funcao “check_info”, responsavel por analisar os dados do projeto, e caso estejam todos de acordo, o projeto pode ter o status de “iniciado”. Feito isso, o status poderá ser alterado para “em andamento”. Posteriormente, com a adição de atividades ao projeto, atraves da funcao “add_atividade”, a qual tem como parametros o objeto “atividade” e as listas de todas as atividades criadas, assim, é feita uma busca, e a atividade desejada é acrescentada ao array list de atividades do projeto, podendo assim o mesmo, acompanhado da descrição, ter o status de concluido.</text:span></text:p>
      <text:p text:style-name="Standard"/>
      <text:p text:style-name="Standard">-”<text:span text:style-name="T3">consultar:”</text:span></text:p>
      <text:p text:style-name="P1"><text:tab/>-<text:span text:style-name="T3">funcao “consultar_user”, pertencente a classe pessoa, tem como parametro o objeto pessoa, <text:tab/>e um array list de pessoas, ela apenas busca o usuario desejado, e mostra os dados do <text:tab/>mesmo.</text:span></text:p>
      <text:p text:style-name="P1"><text:tab/>-<text:span text:style-name="T3">funcao “consultar”, esta funcao pertence a interface, tem como parametro o objeto <text:tab/>projeto ou atividade, assim como o array list de todos os objetos criados da classe em <text:tab/>questao. Assim, é feita uma análise em tal array list, em busca do desejado, pela funcao <text:tab/>“search”, encontrado, apenas printa os dados referentes ao objeto desejado.</text:span></text:p>
      <text:p text:style-name="P1"/>
      <text:p text:style-name="P1">-<text:span text:style-name="T3">funcao “relatorio”, tem como parametro um array list “object”, tal funcao faz parte da interface, e é destinada a exibir ao usuario todos os dados seja de atividade ou projetos. Através de tal array list é feita uma varredura nos objetos, e é exibido ao usuario as atividades ou objetos existentes.</text:span></text:p>
      <text:p text:style-name="P1"/>
      <text:p text:style-name="P1">-<text:span text:style-name="T4">funcao “creat”, pertence a interface, e nela cria-se e atribui-se os dados a uma atividade ou projeto.]</text:span></text:p>
      <text:p text:style-name="P1"><text:s/></text:p>
      <text:p text:style-name="P1">-<text:span text:style-name="T4">funcao “def_tarefa_pessoal”, pertence a classe atividade, e nela é recebidp um array list do tipo pessoa, e um array de strings vazio. Baseado no tipo de atividade exercida pelo usuario, cada posicao do array receberá uma funcao, a qual indica que todo funcionario, de um certo tipo, terá tal obrigação.</text:span></text:p>
      <text:p text:style-name="P1"/>
      <text:p text:style-name="P1">*Classes</text:p>
      <text:p text:style-name="P1"/>
      <text:p text:style-name="P1">-Atividade</text:p>
      <text:p text:style-name="P1"><text:tab/>-motivação: nesta classe contem apenas os atributos pertencentes a uma atividade, assim como os metodos que pertencem apenas aquela calsse.</text:p>
      <text:p text:style-name="P1"><text:soft-page-break/><text:tab/>-Soluçao: fez com que a relacao entre “pessoa”-”atividade”-”projeto”, ficassse mais visivel e bem distribuida.</text:p>
      <text:p text:style-name="P1"><text:tab/>-Vantagens: separei as variaveis importantes e não misturou com variaveis pertencentes a outras classes, avitando transtornos em atribuicoes <text:s/>e nas distribuicoes dos metodos.</text:p>
      <text:p text:style-name="P1"/>
      <text:p text:style-name="P1">-Projeto</text:p>
      <text:p text:style-name="P4"><text:tab/>-motivação: nesta classe contem apenas os atributos pertencentes a uma Projeto <text:span text:style-name="T6">co</text:span>mo os metodos que pertencem apenas aquela calsse.</text:p>
      <text:p text:style-name="P4"><text:tab/>-Soluçao: fez com que a relacao entre “pessoa”-”atividade”-”projeto”, ficassse mais visivel e bem distribuida.</text:p>
      <text:p text:style-name="P4"><text:tab/>-Vantagens: separei as variaveis importantes e não misturou com variaveis pertencentes a outras classes, avitando transtornos em atribuicoes <text:s/>e nas distribuicoes dos metodos.</text:p>
      <text:p text:style-name="P1"/>
      <text:p text:style-name="P1">*<text:span text:style-name="T6">Distribuição dos métodos</text:span></text:p>
      <text:p text:style-name="P1"><text:tab/>-<text:span text:style-name="T6">motivação: separar os métodos baseando-se à classe a qual cada metodo se refere, fazendo com que cada um pertensa a classe correspondente.</text:span></text:p>
      <text:p text:style-name="P1"><text:tab/>-<text:span text:style-name="T6">solucoes: fez com que os metodos não ficassem espalhados.</text:span></text:p>
      <text:p text:style-name="P1"><text:tab/>-<text:span text:style-name="T6">vantagens: ajudou na organizacao dos metodos e na procura dos mesmos, sabendo onde cada um está e ao que se refere, ajudando em futuras manutencoes.</text:span></text:p>
      <text:p text:style-name="P1"><text:tab/>-<text:span text:style-name="T6">desvantagens: aumento do numero de abas, podendo causar confusão ao desenvolvedor.</text:span></text:p>
      <text:p text:style-name="P1"/>
      <text:p text:style-name="P2">*Herança</text:p>
      <text:p text:style-name="P2"/>
      <text:p text:style-name="P2">-(aluno de graduação, mestrado, doutorado, desenvolvedor, testador, analista, tecnico)</text:p>
      <text:p text:style-name="P2"><text:tab/>**motivacao: separar os elementos que se referem a objetos diferentres, guardando suas peculiaridades e particularidades, todas essas classes ficaram aqui juntas pois ambas são apenas uma extensão, sem acrescimo de nenhuma informação, motivadas apenas pela segregação das informações.</text:p>
      <text:p text:style-name="P2"><text:tab/>**solução: <text:span text:style-name="T5">fez com que as informacoes não ficassem soltas, mantendo a organização das ideias e evitando com que varias parte do código ficassem disperssas.</text:span></text:p>
      <text:p text:style-name="P2"><text:tab/>**<text:span text:style-name="T5">Vantagens: Evita com que varias variaveis precisem ser digitadas e declaradas novamente, poupando tempo e melhorando na análise de possíveis futuras manuntencoes no codigo.</text:span></text:p>
      <text:p text:style-name="P2"><text:tab/>**Desvantagens: caso seja feita varias vezes, pode causar confusao, e existerem problemas asm vezes devido o tipo declarado da variável anteriormente.</text:p>
      <text:p text:style-name="P2"/>
      <text:p text:style-name="P3">-(Professor, <text:s/>Pesquisador)</text:p>
      <text:p text:style-name="P3"><text:tab/>**motivacao: separar os elementos que se referem a objetos diferentres, guardando suas peculiaridades e particularidades, todas essas classes ficaram aqui juntas pois ambas são apenas uma extensão, sem acrescimo de nenhuma informação, motivadas apenas pela segregação das informações, além disso, foi importante para acrescentar um array list que contem os projetos os quais tanto professor quanto pesquisador são orientadores.</text:p>
      <text:p text:style-name="P3"><text:tab/>**solução: <text:span text:style-name="T5">fez com que as informacoes não ficassem soltas, mantendo a organização das ideias e evitando com que varias parte do código ficassem disperssas, ajudando no tratamento dos projetos orientados por esses objetos.</text:span></text:p>
      <text:p text:style-name="P3"><text:tab/>**<text:span text:style-name="T5">Vantagens: Evita com que varias variaveis precisem ser digitadas e declaradas novamente, poupando tempo e melhorando na análise de possíveis futuras manuntencoes no codigo, não criando <text:s/>elementos que seriam desnecessarios em outras classes.</text:span></text:p>
      <text:p text:style-name="P3"><text:tab/>**Desvantagens: caso seja feita varias vezes, pode causar confusao, e existerem problemas asm vezes devido o tipo declarado da variável anteriormente.</text:p>
      <text:p text:style-name="P2"/>
      <text:p text:style-name="P2">-<text:span text:style-name="T6">Abstrata(pessoa)</text:span></text:p>
      <text:p text:style-name="P2"><text:soft-page-break/><text:tab/>-<text:span text:style-name="T6">Motivação: em tal classe não são feitas instanciações, sendo assim ela pode ser abstrata, assim como nela existem um metodo que é aplicado aos seus descendentes.</text:span></text:p>
      <text:p text:style-name="P2"><text:tab/>-<text:span text:style-name="T6">Solucoes: ajudou a evitar criacao de variavies dispensaveis, assim como codigos desnecesarios, evitando bagunça <text:s/>e organizando os decendentes.</text:span></text:p>
      <text:p text:style-name="P2"><text:tab/>-<text:span text:style-name="T6">Vantagens: organizar as ideias e ajudar na distribuicao do codigo, deixando-o mais limpo e evitando coisas desnecessarias.</text:span></text:p>
      <text:p text:style-name="P2"><text:tab/>-<text:span text:style-name="T7">desvantagens: não possibilidade de criar variaveis na classe abstrata, e instanciar, o que as vezes acaba sendo necessario.</text:span></text:p>
      <text:p text:style-name="P2"/>
      <text:p text:style-name="P2">-<text:span text:style-name="T7">Interface</text:span></text:p>
      <text:p text:style-name="P2"><text:tab/>-<text:span text:style-name="T7">Motivação: acumular as funcoes em comum entre as classes atividade e projeto, mantendo-as na interface, declarando antes com o mesmo titulo, evitando funhcoes com o mesmo titulo serem digitadas duas vezes.</text:span></text:p>
      <text:p text:style-name="P2"><text:tab/>-<text:span text:style-name="T7">solucao: ajudou a organizar as ideias e separar os metodos em comuns, <text:s/>fazendo com se crie uma referencia para tais metodos. Evitando dualidades.</text:span></text:p>
      <text:p text:style-name="P2"><text:tab/>-<text:span text:style-name="T7">vantagens: deixopu o codigo mais limpo, eliminando as dualidades e partes em comum, deixando o código mais “enxuto”.</text:span></text:p>
      <text:p text:style-name="P2"><text:tab/>-<text:span text:style-name="T7">desvantagens: as vezes pequenas variacoes são necessárias no código ou no parametro da funcao, mas como ela são baseadas pela interface, não é possível realizar esta mudanca.</text:span></text:p>
      <text:p text:style-name="P2"/>
      <text:p text:style-name="P2">-<text:span text:style-name="T7">Polimorfismo</text:span></text:p>
      <text:p text:style-name="P2"><text:tab/>-<text:span text:style-name="T7">Motivacao: uso aplicado nos objetos atividade e projeto, devido a interface aplicada, pois faz com que metodos com a mesma assinatura tenham implementacoes diferentes.</text:span></text:p>
      <text:p text:style-name="P5"><text:tab/>-solucao: evitou com que funcoes semelhantes fossem declaradas duas vezes, existindo a principal na interface, inidicando sua funcao e obejetvo, como “edit_info” e “creat”, ambas da interface.</text:p>
      <text:p text:style-name="P5"><text:tab/>-vantagens: evita com que coisas semelhantes aparessam no codigo mais de uma vez, economizando tempo e espaco.</text:p>
      <text:p text:style-name="P5"/>
      <text:p text:style-name="P5">-<text:span text:style-name="T8">tratamento de excessoes:</text:span></text:p>
      <text:p text:style-name="P5"><text:tab/>-<text:span text:style-name="T8">Motivacoes: evitar de que o programa pare inesperadamente e deixe o usuario sem saber oq fazer.</text:span></text:p>
      <text:p text:style-name="P5"><text:tab/>-<text:span text:style-name="T8">solução: fez com que o programa não fechasse e o programa continuasse rodando, evitando que todas as entradas tenham que ser novamente inseridas.</text:span></text:p>
      <text:p text:style-name="P5"><text:tab/>-<text:span text:style-name="T8">vantagens: temos o controle das entradas do usuario, tratando todos os tipos de digitos de entrada.</text:span></text:p>
      <text:p text:style-name="P5"><text:tab/>-<text:span text:style-name="T8">desvantagens: aumento do tamanho do codigo exageradamente.</text:span></text:p>
      <text:p text:style-name="P5"/>
      <text:p text:style-name="P5">-<text:span text:style-name="T8">extensibilidade:</text:span></text:p>
      <text:p text:style-name="P5"><text:tab/><text:span text:style-name="T8">como vimos nas varias herancas criadas, temos a classe “pessoa” estendendo várias classes, dessa forma fica evidente o uso de extensibilidade.</text:span></text:p>
      <text:p text:style-name="P5"/>
      <text:p text:style-name="P5">-<text:span text:style-name="T8">Reuso:</text:span></text:p>
      <text:p text:style-name="P5"><text:tab/><text:span text:style-name="T8">Com tudo que já foi dito fica evidente o uso do “reuso”, seja com as varias herancas, ou o reuso das varias funcoes exibidas no decorrer do relatório.</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17:19:11.110520488</meta:creation-date>
    <dc:date>2019-02-20T18:42:58.780823215</dc:date>
    <meta:editing-duration>PT8M15S</meta:editing-duration>
    <meta:editing-cycles>1</meta:editing-cycles>
    <meta:document-statistic meta:table-count="0" meta:image-count="0" meta:object-count="0" meta:page-count="3" meta:paragraph-count="59" meta:word-count="1318" meta:character-count="8832" meta:non-whitespace-character-count="7521"/>
    <meta:generator>LibreOffice/5.1.6.2$Linux_X86_64 LibreOffice_project/10m0$Build-2</meta:generator>
  </office:meta>
</office:document-meta>
</file>